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2.675cm"/>
    </style:style>
    <style:style style:name="gr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" style:family="graphic" style:parent-style-name="standard">
      <style:graphic-properties draw:fill-color="#bf819e" draw:textarea-horizontal-align="justify" draw:textarea-vertical-align="middle" draw:auto-grow-height="false" fo:min-height="1.019cm" fo:min-width="2.675cm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1.019cm" fo:min-width="2.675cm"/>
    </style:style>
    <style:style style:name="gr5" style:family="graphic" style:parent-style-name="standard">
      <style:graphic-properties draw:fill-color="#e8f2a1" draw:textarea-horizontal-align="justify" draw:textarea-vertical-align="middle" draw:auto-grow-height="false" fo:min-height="0.385cm" fo:min-width="2.675cm"/>
    </style:style>
    <style:style style:name="gr6" style:family="graphic" style:parent-style-name="standard">
      <style:graphic-properties draw:fill-color="#bf819e" draw:textarea-horizontal-align="justify" draw:textarea-vertical-align="middle" draw:auto-grow-height="false" fo:min-height="1.019cm" fo:min-width="3.31cm"/>
    </style:style>
    <style:style style:name="gr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067cm"/>
      <style:paragraph-properties style:writing-mode="lr-tb"/>
    </style:style>
    <style:style style:name="gr21" style:family="graphic" style:parent-style-name="standard">
      <style:graphic-properties draw:stroke="none" draw:fill="none" fo:min-height="0.395cm"/>
      <style:paragraph-properties style:writing-mode="lr-tb"/>
    </style:style>
    <style:style style:name="gr22" style:family="graphic" style:parent-style-name="standard">
      <style:graphic-properties draw:stroke="none" draw:fill="none" fo:min-height="0.277cm"/>
      <style:paragraph-properties style:writing-mode="lr-tb"/>
    </style:style>
    <style:style style:name="gr23" style:family="graphic" style:parent-style-name="standard">
      <style:graphic-properties draw:stroke="none" draw:fill="none" fo:min-height="0.177cm"/>
      <style:paragraph-properties style:writing-mode="lr-tb"/>
    </style:style>
    <style:style style:name="gr24" style:family="graphic" style:parent-style-name="standard">
      <style:graphic-properties draw:stroke="none" draw:fill="none" fo:min-height="0.5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-color="#bf819e"/>
      <style:paragraph-properties fo:text-align="center"/>
    </style:style>
    <style:style style:name="P5" style:family="paragraph">
      <loext:graphic-properties draw:fill-color="#e8f2a1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7pt" style:font-size-asian="7pt" style:font-size-complex="7pt"/>
    </style:style>
    <style:style style:name="P8" style:family="paragraph">
      <loext:graphic-properties draw:fill="none"/>
      <style:paragraph-properties fo:margin-left="0cm" fo:margin-right="0cm" fo:text-indent="0cm"/>
      <style:text-properties fo:font-size="7pt" style:font-size-asian="7pt" style:font-size-complex="7pt"/>
    </style:style>
    <style:style style:name="P9" style:family="paragraph">
      <style:text-properties fo:font-size="7pt"/>
    </style:style>
    <style:style style:name="P10" style:family="paragraph">
      <loext:graphic-properties draw:fill="none"/>
      <style:text-properties fo:font-size="7pt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222cm" svg:x="3.222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75cm" svg:height="0.635cm" svg:x="3.222cm" svg:y="4.175cm">
          <draw:text-box>
            <text:p text:style-name="P2"><text:span text:style-name="T1">dst_project.flights</text:span></text:p>
          </draw:text-box>
        </draw:frame>
        <draw:custom-shape draw:style-name="gr3" draw:text-style-name="P4" draw:layer="layout" svg:width="3.175cm" svg:height="1.269cm" svg:x="8.303cm" svg:y="1.31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3cm" svg:height="0.635cm" svg:x="8.302cm" svg:y="1.317cm">
          <draw:text-box>
            <text:p text:style-name="P2"><text:span text:style-name="T1">dst_project.aircrafts</text:span></text:p>
          </draw:text-box>
        </draw:frame>
        <draw:custom-shape draw:style-name="gr3" draw:text-style-name="P4" draw:layer="layout" svg:width="3.175cm" svg:height="1.269cm" svg:x="8.303cm" svg:y="2.90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3cm" svg:height="0.635cm" svg:x="8.302cm" svg:y="2.906cm">
          <draw:text-box>
            <text:p text:style-name="P2"><text:span text:style-name="T1">dst_project.airports</text:span></text:p>
          </draw:text-box>
        </draw:frame>
        <draw:custom-shape draw:style-name="gr4" draw:text-style-name="P5" draw:layer="layout" svg:width="3.175cm" svg:height="1.269cm" svg:x="11.796cm" svg:y="5.12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3cm" svg:height="0.635cm" svg:x="11.795cm" svg:y="5.128cm">
          <draw:text-box>
            <text:p text:style-name="P2"><text:span text:style-name="T1">airport_data</text:span></text:p>
          </draw:text-box>
        </draw:frame>
        <draw:custom-shape draw:style-name="gr5" draw:text-style-name="P5" draw:layer="layout" svg:width="3.175cm" svg:height="0.635cm" svg:x="8.303cm" svg:y="6.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3cm" svg:height="0.635cm" svg:x="8.302cm" svg:y="6.08cm">
          <draw:text-box>
            <text:p text:style-name="P2"><text:span text:style-name="T1">fuel</text:span></text:p>
          </draw:text-box>
        </draw:frame>
        <draw:custom-shape draw:style-name="gr4" draw:text-style-name="P5" draw:layer="layout" svg:width="3.175cm" svg:height="1.269cm" svg:x="9.255cm" svg:y="7.03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3cm" svg:height="0.635cm" svg:x="9.255cm" svg:y="7.033cm">
          <draw:text-box>
            <text:p text:style-name="P2"><text:span text:style-name="T1">consumption</text:span></text:p>
          </draw:text-box>
        </draw:frame>
        <draw:custom-shape draw:style-name="gr4" draw:text-style-name="P5" draw:layer="layout" svg:width="3.175cm" svg:height="1.269cm" svg:x="8.303cm" svg:y="8.62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3cm" svg:height="0.635cm" svg:x="8.302cm" svg:y="8.621cm">
          <draw:text-box>
            <text:p text:style-name="P2"><text:span text:style-name="T1">flight_amounts</text:span></text:p>
          </draw:text-box>
        </draw:frame>
        <draw:custom-shape draw:style-name="gr4" draw:text-style-name="P5" draw:layer="layout" svg:width="3.175cm" svg:height="1.269cm" svg:x="1.318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3cm" svg:height="0.635cm" svg:x="1.317cm" svg:y="8.62cm">
          <draw:text-box>
            <text:p text:style-name="P2"><text:span text:style-name="T1">bought_tick</text:span><text:span text:style-name="T1">ets</text:span></text:p>
          </draw:text-box>
        </draw:frame>
        <draw:custom-shape draw:style-name="gr6" draw:text-style-name="P4" draw:layer="layout" svg:width="3.81cm" svg:height="1.269cm" svg:x="12.43cm" svg:y="9.89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763cm" svg:height="0.963cm" svg:x="12.429cm" svg:y="9.891cm">
          <draw:text-box>
            <text:p text:style-name="P2"><text:span text:style-name="T1">dst_project.ticket_flights</text:span></text:p>
          </draw:text-box>
        </draw:frame>
        <draw:custom-shape draw:style-name="gr6" draw:text-style-name="P4" draw:layer="layout" svg:width="3.81cm" svg:height="1.269cm" svg:x="1.318cm" svg:y="12.43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763cm" svg:height="0.963cm" svg:x="1.317cm" svg:y="12.431cm">
          <draw:text-box>
            <text:p text:style-name="P2"><text:span text:style-name="T1">dst_project.ticket_flights</text:span></text:p>
          </draw:text-box>
        </draw:frame>
        <draw:custom-shape draw:style-name="gr4" draw:text-style-name="P5" draw:layer="layout" svg:width="3.175cm" svg:height="1.269cm" svg:x="11.795cm" svg:y="3.54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3cm" svg:height="0.635cm" svg:x="11.794cm" svg:y="3.541cm">
          <draw:text-box>
            <text:p text:style-name="P2"><text:span text:style-name="T1">airport_data</text:span></text:p>
          </draw:text-box>
        </draw:frame>
        <draw:custom-shape draw:style-name="gr6" draw:text-style-name="P4" draw:layer="layout" svg:width="3.81cm" svg:height="1.269cm" svg:x="5.763cm" svg:y="11.47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763cm" svg:height="0.963cm" svg:x="5.762cm" svg:y="11.478cm">
          <draw:text-box>
            <text:p text:style-name="P2"><text:span text:style-name="T1">dst_project.flights</text:span></text:p>
          </draw:text-box>
        </draw:frame>
        <draw:custom-shape draw:style-name="gr6" draw:text-style-name="P4" draw:layer="layout" svg:width="3.81cm" svg:height="1.269cm" svg:x="10.525cm" svg:y="11.47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763cm" svg:height="0.963cm" svg:x="10.524cm" svg:y="11.478cm">
          <draw:text-box>
            <text:p text:style-name="P2"><text:span text:style-name="T1">dst_project.seats</text:span></text:p>
          </draw:text-box>
        </draw:frame>
        <draw:line draw:style-name="gr8" draw:text-style-name="P6" draw:layer="layout" svg:x1="7.35cm" svg:y1="11.477cm" svg:x2="3.857cm" svg:y2="9.89cm">
          <text:p/>
        </draw:line>
        <draw:line draw:style-name="gr9" draw:text-style-name="P6" draw:layer="layout" svg:x1="2.27cm" svg:y1="12.43cm" svg:x2="2.27cm" svg:y2="9.89cm">
          <text:p/>
        </draw:line>
        <draw:line draw:style-name="gr10" draw:text-style-name="P6" draw:layer="layout" svg:x1="10.842cm" svg:y1="11.477cm" svg:x2="4.492cm" svg:y2="9.572cm">
          <text:p/>
        </draw:line>
        <draw:line draw:style-name="gr11" draw:text-style-name="P6" draw:layer="layout" svg:x1="8.302cm" svg:y1="9.572cm" svg:x2="4.492cm" svg:y2="6.397cm">
          <text:p/>
        </draw:line>
        <draw:line draw:style-name="gr12" draw:text-style-name="P6" draw:layer="layout" svg:x1="2.27cm" svg:y1="8.62cm" svg:x2="3.857cm" svg:y2="6.397cm">
          <text:p/>
        </draw:line>
        <draw:line draw:style-name="gr13" draw:text-style-name="P6" draw:layer="layout" svg:x1="9.255cm" svg:y1="8.302cm" svg:x2="5.445cm" svg:y2="6.397cm">
          <text:p/>
        </draw:line>
        <draw:line draw:style-name="gr14" draw:text-style-name="P6" draw:layer="layout" svg:x1="8.302cm" svg:y1="6.397cm" svg:x2="6.397cm" svg:y2="6.08cm">
          <text:p/>
        </draw:line>
        <draw:line draw:style-name="gr15" draw:text-style-name="P6" draw:layer="layout" svg:x1="11.795cm" svg:y1="5.445cm" svg:x2="6.397cm" svg:y2="5.445cm">
          <text:p/>
        </draw:line>
        <draw:line draw:style-name="gr16" draw:text-style-name="P6" draw:layer="layout" svg:x1="11.795cm" svg:y1="4.81cm" svg:x2="6.397cm" svg:y2="4.81cm">
          <text:p/>
        </draw:line>
        <draw:line draw:style-name="gr17" draw:text-style-name="P6" draw:layer="layout" svg:x1="8.302cm" svg:y1="2.905cm" svg:x2="4.492cm" svg:y2="4.175cm">
          <text:p/>
        </draw:line>
        <draw:line draw:style-name="gr18" draw:text-style-name="P6" draw:layer="layout" svg:x1="8.302cm" svg:y1="1.635cm" svg:x2="3.857cm" svg:y2="4.175cm">
          <text:p/>
        </draw:line>
        <draw:line draw:style-name="gr19" draw:text-style-name="P6" draw:layer="layout" svg:x1="15.605cm" svg:y1="9.89cm" svg:x2="11.477cm" svg:y2="8.937cm">
          <text:p/>
        </draw:line>
        <draw:frame draw:style-name="gr20" draw:text-style-name="P8" draw:layer="layout" svg:width="4.762cm" svg:height="0.526cm" draw:transform="rotate (0.528311164578684) translate (3.905cm 3.667cm)">
          <draw:text-box>
            <text:p text:style-name="P7"><text:span text:style-name="T2">aircraft_code=aircraft_code</text:span></text:p>
          </draw:text-box>
        </draw:frame>
        <draw:frame draw:style-name="gr21" draw:text-style-name="P10" draw:layer="layout" svg:width="3.995cm" svg:height="0.645cm" draw:transform="rotate (0.3077015471266) translate (4.81cm 3.597cm)">
          <draw:text-box>
            <text:p text:style-name="P9"><text:span text:style-name="T3">arrival_airport=airport_code</text:span></text:p>
          </draw:text-box>
        </draw:frame>
        <draw:frame draw:style-name="gr22" draw:text-style-name="P11" draw:layer="layout" svg:width="3.491cm" svg:height="0.527cm" svg:x="7.351cm" svg:y="4.383cm">
          <draw:text-box>
            <text:p><text:span text:style-name="T3">arrival_airport=airport_code</text:span></text:p>
          </draw:text-box>
        </draw:frame>
        <draw:frame draw:style-name="gr23" draw:text-style-name="P11" draw:layer="layout" svg:width="4.127cm" svg:height="0.526cm" svg:x="7.35cm" svg:y="5.018cm">
          <draw:text-box>
            <text:p><text:span text:style-name="T3">departure_airport=airport_code</text:span></text:p>
          </draw:text-box>
        </draw:frame>
        <draw:frame draw:style-name="gr22" draw:text-style-name="P11" draw:layer="layout" svg:width="3.491cm" svg:height="0.527cm" draw:transform="rotate (-0.413293966872257) translate (5.898cm 6.144cm)">
          <draw:text-box>
            <text:p text:style-name="P12"><text:span text:style-name="T4">aircraft_code=</text:span><text:span text:style-name="T3">aircraft_code</text:span></text:p>
          </draw:text-box>
        </draw:frame>
        <draw:frame draw:style-name="gr22" draw:text-style-name="P11" draw:layer="layout" svg:width="3.466cm" svg:height="0.527cm" draw:transform="rotate (-0.712792466514484) translate (5.404cm 6.598cm)">
          <draw:text-box>
            <text:p text:style-name="P12"><text:span text:style-name="T4">flight_id=flight_id</text:span></text:p>
          </draw:text-box>
        </draw:frame>
        <draw:frame draw:style-name="gr22" draw:text-style-name="P11" draw:layer="layout" svg:width="2.331cm" svg:height="0.527cm" draw:transform="rotate (0.927991563285385) translate (1.891cm 8.388cm)">
          <draw:text-box>
            <text:p><text:span text:style-name="T4">flight_id=flight_id</text:span></text:p>
          </draw:text-box>
        </draw:frame>
        <draw:frame draw:style-name="gr24" draw:text-style-name="P11" draw:layer="layout" svg:width="2.617cm" svg:height="0.801cm" draw:transform="rotate (1.57393791944849) translate (1.75cm 12.432cm)">
          <draw:text-box>
            <text:p><text:span text:style-name="T4">flight_id=flight_id</text:span></text:p>
          </draw:text-box>
        </draw:frame>
        <draw:frame draw:style-name="gr22" draw:text-style-name="P11" draw:layer="layout" svg:width="2.331cm" svg:height="0.527cm" draw:transform="rotate (-0.422718744833027) translate (4.906cm 9.89cm)">
          <draw:text-box>
            <text:p><text:span text:style-name="T4">flight_id=flight_id</text:span></text:p>
          </draw:text-box>
        </draw:frame>
        <draw:frame draw:style-name="gr22" draw:text-style-name="P11" draw:layer="layout" svg:width="2.966cm" svg:height="0.527cm" draw:transform="rotate (-0.257436064669164) translate (12.39cm 8.659cm)">
          <draw:text-box>
            <text:p><text:span text:style-name="T4">Group by flight_id</text:span></text:p>
          </draw:text-box>
        </draw:frame>
        <draw:frame draw:style-name="gr24" draw:text-style-name="P11" draw:layer="layout" svg:width="3.175cm" svg:height="0.801cm" draw:transform="rotate (-0.250629280586386) translate (7.299cm 9.943cm)">
          <draw:text-box>
            <text:p><text:span text:style-name="T4">Group by aircraft_c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7T21:51:15.532374107</meta:creation-date>
    <dc:date>2021-02-17T22:18:48.808044036</dc:date>
    <meta:editing-duration>PT16M51S</meta:editing-duration>
    <meta:editing-cycles>2</meta:editing-cycles>
    <meta:generator>LibreOffice/7.0.3.1$Linux_X86_64 LibreOffice_project/00$Build-1</meta:generator>
    <meta:document-statistic meta:object-count="49"/>
  </office:meta>
</office:document-meta>
</file>